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solid" style:text-underline-width="auto" style:text-underline-color="font-color" officeooo:rsid="004ee94c" officeooo:paragraph-rsid="004ee94c"/>
    </style:style>
    <style:style style:name="P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solid" style:text-underline-width="auto" style:text-underline-color="font-color" officeooo:rsid="004f63db" officeooo:paragraph-rsid="004f63db"/>
    </style:style>
    <style:style style:name="P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solid" style:text-underline-width="auto" style:text-underline-color="font-color" officeooo:rsid="00571b6c" officeooo:paragraph-rsid="00571b6c"/>
    </style:style>
    <style:style style:name="P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solid" style:text-underline-width="auto" style:text-underline-color="font-color" officeooo:rsid="005839f0" officeooo:paragraph-rsid="005839f0"/>
    </style:style>
    <style:style style:name="P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solid" style:text-underline-width="auto" style:text-underline-color="font-color" officeooo:rsid="0059ee26" officeooo:paragraph-rsid="0059ee26"/>
    </style:style>
    <style:style style:name="P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solid" style:text-underline-width="auto" style:text-underline-color="font-color" officeooo:rsid="005c2423" officeooo:paragraph-rsid="005c2423"/>
    </style:style>
    <style:style style:name="P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solid" style:text-underline-width="auto" style:text-underline-color="font-color" officeooo:rsid="005d0c0a" officeooo:paragraph-rsid="005d0c0a"/>
    </style:style>
    <style:style style:name="P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solid" style:text-underline-width="auto" style:text-underline-color="font-color" officeooo:rsid="005e33cd" officeooo:paragraph-rsid="005e33cd"/>
    </style:style>
    <style:style style:name="P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rsid="004ee94c" officeooo:paragraph-rsid="004ee94c"/>
    </style:style>
    <style:style style:name="P1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officeooo:rsid="004ee94c" officeooo:paragraph-rsid="004ee94c"/>
    </style:style>
    <style:style style:name="P1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officeooo:rsid="0053a5ae" officeooo:paragraph-rsid="0053a5ae"/>
    </style:style>
    <style:style style:name="P1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officeooo:rsid="0053a5ae" officeooo:paragraph-rsid="0054eefb"/>
    </style:style>
    <style:style style:name="P1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officeooo:rsid="0053a5ae" officeooo:paragraph-rsid="0055aa35"/>
    </style:style>
    <style:style style:name="P1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officeooo:rsid="0055aa35" officeooo:paragraph-rsid="0055aa35"/>
    </style:style>
    <style:style style:name="P1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officeooo:rsid="00571b6c" officeooo:paragraph-rsid="00571b6c"/>
    </style:style>
    <style:style style:name="P1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officeooo:rsid="0057c8ca" officeooo:paragraph-rsid="0057c8ca"/>
    </style:style>
    <style:style style:name="P1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officeooo:rsid="005839f0" officeooo:paragraph-rsid="005839f0"/>
    </style:style>
    <style:style style:name="P1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officeooo:rsid="0058dfe0" officeooo:paragraph-rsid="005839f0"/>
    </style:style>
    <style:style style:name="P1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officeooo:rsid="0059ee26" officeooo:paragraph-rsid="005839f0"/>
    </style:style>
    <style:style style:name="P2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officeooo:rsid="0059ee26" officeooo:paragraph-rsid="0059ee26"/>
    </style:style>
    <style:style style:name="P2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officeooo:rsid="0054cf93" officeooo:paragraph-rsid="005d0c0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57c8ca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4ee94c"/>
    </style:style>
    <style:style style:name="T5" style:family="text">
      <style:text-properties style:text-underline-style="none" officeooo:rsid="0050379f"/>
    </style:style>
    <style:style style:name="T6" style:family="text">
      <style:text-properties style:text-underline-style="none" officeooo:rsid="00529870"/>
    </style:style>
    <style:style style:name="T7" style:family="text">
      <style:text-properties style:text-underline-style="none" officeooo:rsid="0058dfe0"/>
    </style:style>
    <style:style style:name="T8" style:family="text">
      <style:text-properties style:text-underline-style="none" officeooo:rsid="0059a1f6"/>
    </style:style>
    <style:style style:name="T9" style:family="text">
      <style:text-properties style:text-underline-style="none" officeooo:rsid="0059ee26"/>
    </style:style>
    <style:style style:name="T10" style:family="text">
      <style:text-properties style:text-underline-style="none" officeooo:rsid="005c2423"/>
    </style:style>
    <style:style style:name="T11" style:family="text">
      <style:text-properties style:text-underline-style="none" officeooo:rsid="005d0c0a"/>
    </style:style>
    <style:style style:name="T12" style:family="text">
      <style:text-properties style:text-underline-style="none" officeooo:rsid="0060d5e2"/>
    </style:style>
    <style:style style:name="T13" style:family="text">
      <style:text-properties style:text-underline-style="none" officeooo:rsid="0062efe6"/>
    </style:style>
    <style:style style:name="T14" style:family="text">
      <style:text-properties officeooo:rsid="0050f8af"/>
    </style:style>
    <style:style style:name="T15" style:family="text">
      <style:text-properties officeooo:rsid="0054cf93"/>
    </style:style>
    <style:style style:name="T16" style:family="text">
      <style:text-properties officeooo:rsid="0054eefb"/>
    </style:style>
    <style:style style:name="T17" style:family="text">
      <style:text-properties officeooo:rsid="0055aa35"/>
    </style:style>
    <style:style style:name="T18" style:family="text">
      <style:text-properties officeooo:rsid="0057c8ca"/>
    </style:style>
    <style:style style:name="T19" style:family="text">
      <style:text-properties officeooo:rsid="0059ee26"/>
    </style:style>
    <style:style style:name="T20" style:family="text">
      <style:text-properties officeooo:rsid="005d0c0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ientação a Objetos</text:p>
      <text:p text:style-name="P6">LEMBRAR:<text:span text:style-name="T3"> ruby é snake_case para variáveis, métodos e nomes de arquivos, mas o</text:span><text:span text:style-name="T4"> nome da classe </text:span><text:span text:style-name="T3">sempre </text:span><text:span text:style-name="T4">inicia com maiúscula</text:span></text:p>
      <text:p text:style-name="P1">Classe<text:span text:style-name="T3">: é a planta baixa, define </text:span><text:span text:style-name="T6">as regras, </text:span><text:span text:style-name="T3">a estrutura de como o objeto é, </text:span><text:span text:style-name="T6">o que ele faz, que métodos ele responde</text:span><text:span text:style-name="T3">. </text:span><text:span text:style-name="T5">Ao declarar a classe devemos customizar o método </text:span><text:span text:style-name="T11">construtor </text:span><text:span text:style-name="T5">initialize com os argumentos </text:span><text:span text:style-name="T11">(atributos)</text:span><text:span text:style-name="T5">. </text:span><text:span text:style-name="T11">OBS.: em ruby esse é o único caso em que se cria um método com o nome “initialize” mas o chama com outro nome: “new”,</text:span></text:p>
      <text:p text:style-name="P10">class Conta</text:p>
      <text:p text:style-name="P10"><text:s text:c="4"/>def ini<text:span text:style-name="T14">t</text:span>ialize(numero, titular, saldo) <text:s text:c="4"/></text:p>
      <text:p text:style-name="P10"><text:s text:c="4"/>end</text:p>
      <text:p text:style-name="P10">end</text:p>
      <text:p text:style-name="P11"/>
      <text:p text:style-name="P21"><text:span text:style-name="T20">Atributos: são o conjunto de características que serão utilizadas em todos os objetos. P</text:span>recisamos <text:span text:style-name="T20">também </text:span>inicializ<text:span text:style-name="T20">á-los como @variavel</text:span> para poder consult<text:span text:style-name="T20">ar</text:span> depois: @numero = numero. Podemos também inicializar variáveis que não recebem argumentos do initialize: @tipo = 'corrente', dessa forma toda conta já nasce como corrente</text:p>
      <text:p text:style-name="P11">- <text:span text:style-name="T15">Importante: todos os atributos são privados, então para visualizá-los precisamos de métodos:</text:span></text:p>
      <text:p text:style-name="P11"><text:s text:c="4"/>def numero</text:p>
      <text:p text:style-name="P11"><text:s text:c="8"/>@numero<text:tab/><text:span text:style-name="T16">#após definir este método quaando digitar class.metodo ele irá mostrar o conteúdo da variável numero.</text:span></text:p>
      <text:p text:style-name="P11"><text:s text:c="4"/>end</text:p>
      <text:p text:style-name="P12"><text:s text:c="4"/>def titular=(outro_titular)</text:p>
      <text:p text:style-name="P11"><text:s text:c="8"/>@titular = <text:s/>outro_titular<text:tab/><text:tab/><text:span text:style-name="T16">#este método permite substituir o titular através de conta.titular=('Joao') ou conta.titular = 'Joao'</text:span></text:p>
      <text:p text:style-name="P11"><text:s text:c="4"/>end</text:p>
      <text:p text:style-name="P11"/>
      <text:p text:style-name="P14">PORÉM, não é necessário escrever um a um, podemos somente escrever:</text:p>
      <text:p text:style-name="P13">attr_reader :numero, :titular, :saldo<text:tab/><text:span text:style-name="T17">#método getter</text:span></text:p>
      <text:p text:style-name="P13">attr_writer :saldo<text:tab/><text:tab/><text:tab/><text:span text:style-name="T17">#método setter</text:span></text:p>
      <text:p text:style-name="P14"><text:soft-page-break/>attr_accessor :saldo<text:tab/><text:tab/><text:tab/>#método getter &amp; setter</text:p>
      <text:p text:style-name="P1"/>
      <text:p text:style-name="P1">Objeto<text:span text:style-name="T3">: é uma instância da classe, é o objeto em si, </text:span><text:span text:style-name="T6">um exemplo, </text:span><text:span text:style-name="T10">um grupo de informações contextualizadas.</text:span><text:span text:style-name="T3"> Em ruby TUDO é objeto</text:span></text:p>
      <text:p text:style-name="P1"/>
      <text:p text:style-name="P9"><text:span text:style-name="T1">Métodos </text:span><text:span text:style-name="T2">nativos</text:span><text:span text:style-name="T3">: </text:span></text:p>
      <text:p text:style-name="P10"><text:tab/>1.class, true.class - para descobrir a classe de um objeto podemos usar isso e ele vai retornar qual a classe</text:p>
      <text:p text:style-name="P10"><text:tab/>true.methods – mostra quais métodos este objeto tem</text:p>
      <text:p text:style-name="P2"/>
      <text:p text:style-name="P2">Terminal<text:span text:style-name="T3">: para fazer testes no terminal, entrar na pasta onde está o arquivo digitar </text:span><text:span text:style-name="T4">require_relative 'conta', </text:span><text:span text:style-name="T3">para carregar a classe, na sequ</text:span><text:span text:style-name="T6">ê</text:span><text:span text:style-name="T3">ncia podemos digitar Conta.new, ou conta_do_joao = Conta.new e aí ele vai gerando objetos com base na conta.</text:span></text:p>
      <text:p text:style-name="P3"/>
      <text:p text:style-name="P3">Funções <text:span text:style-name="T18">ou métodos criados</text:span><text:span text:style-name="T3">: para conseguir fazer coisas com essa conta criaremos funções. Criando uma função para sacar dinheiro:</text:span></text:p>
      <text:p text:style-name="P15"><text:s text:c="4"/>def sacar(valor)</text:p>
      <text:p text:style-name="P15"><text:s text:c="8"/>self.saldo -= valor<text:tab/>#precisamos colocar self. para que ele entende que se refere ao saldo da própria conta e não de uma variável que criamos somente para o método, OBS: isso só acontece quando usamos o sinal de igual</text:p>
      <text:p text:style-name="P15"><text:s text:c="4"/>end</text:p>
      <text:p text:style-name="P15"/>
      <text:p text:style-name="P16">Função para transferir dinheiro:</text:p>
      <text:p text:style-name="P16"><text:s text:c="4"/>def transferir(conta_destino, valor)</text:p>
      <text:p text:style-name="P16"><text:s text:c="8"/>sacar (valor) <text:s text:c="2"/>#chama o método sacar e se refere à primeira conta, é como se tivesse self.</text:p>
      <text:p text:style-name="P16"><text:s text:c="7"/>conta_destino.depositar(valor) <text:s/>#chama o método depositar, neste caso no lugar do self. passamos o nome do objeto para onde vai <text:s text:c="5"/></text:p>
      <text:p text:style-name="P16"><text:s text:c="4"/>end</text:p>
      <text:p text:style-name="P16"/>
      <text:p text:style-name="P4"><text:soft-page-break/>Associações<text:span text:style-name="T3"> – podemos ter uma classe dentro de outra, ou seja, podemos ter uma classe cliente que pode ser associado a uma conta, passos:</text:span></text:p>
      <text:p text:style-name="P17">criar uma nova classe cliente, com initialize, atributos, métodos</text:p>
      <text:p text:style-name="P17">chamar a classe no código da conta require_relative 'cliente'</text:p>
      <text:p text:style-name="P17">no irb, declara o cliente com seus atributos</text:p>
      <text:p text:style-name="P17">no irb, declarar a conta e ao invés de passar ‘titular’ passa a palavra ‘cliente’, dessa forma, a associação é feita</text:p>
      <text:p text:style-name="P17">para visualizar ou alterar o nome por exemplo, fazer: conta.titular.nome</text:p>
      <text:p text:style-name="P17"/>
      <text:p text:style-name="P4">Herança<text:span text:style-name="T3"> – </text:span><text:span text:style-name="T7">podemos ter uma classe que herda características de outra, por exemplo a classe ContaCorrente herda características da classe Conta. Para isso precisamos criar o novo file, começar chamando a classe conta, e ao declarar a classe conta corrente usamos “&lt;” para atribuir os métodos da classe conta para a classe atua</text:span><text:span text:style-name="T8">l. </text:span></text:p>
      <text:p text:style-name="P5"><text:span text:style-name="T8">N</text:span><text:span text:style-name="T3">este exemplo a contaCorrente possui um atributo a mais (limite), então foi necessário definir o initialize com um super para puxar de conta, e em seguida definir limite, outra coisa também é que o método sacar é diferente, então foi necessário definir novamente este método, entretanto como o método transferir é igual (embora use o sacar) não foi preciso definir novamente.</text:span></text:p>
      <text:p text:style-name="P18"/>
      <text:p text:style-name="P18">require_relative 'conta'</text:p>
      <text:p text:style-name="P18"/>
      <text:p text:style-name="P18">class ContaCorrente &lt; Conta</text:p>
      <text:p text:style-name="P18"><text:s text:c="4"/>attr_accessor :limite</text:p>
      <text:p text:style-name="P18"><text:s text:c="4"/></text:p>
      <text:p text:style-name="P18"><text:s text:c="4"/>def initialize(numero, titular, saldo, limite)</text:p>
      <text:p text:style-name="P18"><text:s text:c="8"/>super(numero, titular, saldo) # o super serve para rodar o initialize da classe Conta</text:p>
      <text:p text:style-name="P18"><text:s text:c="8"/>@limite = limite</text:p>
      <text:p text:style-name="P18"><text:s text:c="4"/>end</text:p>
      <text:p text:style-name="P18"/>
      <text:p text:style-name="P18"><text:s text:c="4"/>def sacar(valor)</text:p>
      <text:p text:style-name="P18"><text:soft-page-break/><text:s text:c="8"/>if (saldo + limite) &gt;= valor</text:p>
      <text:p text:style-name="P18"><text:s text:c="12"/>self.saldo -= valor</text:p>
      <text:p text:style-name="P18"><text:s text:c="8"/>else</text:p>
      <text:p text:style-name="P18"><text:s text:c="12"/>puts 'Não foi possível executar o saque'</text:p>
      <text:p text:style-name="P18"><text:s text:c="8"/>end</text:p>
      <text:p text:style-name="P18"><text:s text:c="4"/>end <text:s text:c="2"/></text:p>
      <text:p text:style-name="P18">end</text:p>
      <text:p text:style-name="P18"/>
      <text:p text:style-name="P4"><text:span text:style-name="T19">Lembrando</text:span><text:span text:style-name="T9">: para fazer testes no terminal:</text:span></text:p>
      <text:p text:style-name="P19">require_relative 'conta_corrente'</text:p>
      <text:p text:style-name="P19">cliente = Cliente.new('Henrique', 'Morato')</text:p>
      <text:p text:style-name="P19">conta = ContaCorrente.new(1, cliente, 100, 500)</text:p>
      <text:p text:style-name="P20">ou</text:p>
      <text:p text:style-name="P20">conta = ContaCorrente.new(1, Cliente.new('Henrique', 'Morato'), 100, 500)</text:p>
      <text:p text:style-name="P20"/>
      <text:p text:style-name="P7">Abstração<text:span text:style-name="T3"> – um mesmo objeto pode ter atributos diferentes dependendo de seu contexto, por exemplo o objeto Usuario, pode ter atributos totalmente diferentes se o sistema for um e-commerce ou uma rede social.</text:span></text:p>
      <text:p text:style-name="P8">Estado do objeto<text:span text:style-name="T3"> - é o conjunto de informações armazenadas em cada objeto. </text:span><text:span text:style-name="T12">Para ver o estado do objeto digitar: nome_do_objeto.inspect. </text:span><text:span text:style-name="T13">Podemos alterar o estado do objeto através de métodos, por exemplo, ao iniciar que as férias de um professor são false, podemos definir um método inicia férias que altera para true e assim o estado do objeto é alterado: alan.inicia_ferias(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2T20:43:31.710821389</meta:creation-date>
    <meta:generator>LibreOffice/6.4.7.2$Linux_X86_64 LibreOffice_project/40$Build-2</meta:generator>
    <dc:date>2022-03-27T22:51:15.407383255</dc:date>
    <meta:editing-duration>PT11H21M1S</meta:editing-duration>
    <meta:editing-cycles>14</meta:editing-cycles>
    <meta:document-statistic meta:table-count="0" meta:image-count="0" meta:object-count="0" meta:page-count="4" meta:paragraph-count="65" meta:word-count="778" meta:character-count="5180" meta:non-whitespace-character-count="4268"/>
  </office:meta>
</office:document-meta>
</file>